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c9" officeooo:paragraph-rsid="0005bac9"/>
    </style:style>
    <style:style style:name="P2" style:family="paragraph" style:parent-style-name="Standard">
      <style:text-properties officeooo:rsid="0005bac9" officeooo:paragraph-rsid="0005bac9"/>
    </style:style>
    <style:style style:name="P3" style:family="paragraph" style:parent-style-name="Standard">
      <style:text-properties fo:font-weight="bold" officeooo:rsid="000a0887" officeooo:paragraph-rsid="000a0887" style:font-weight-asian="bold" style:font-weight-complex="bold"/>
    </style:style>
    <style:style style:name="P4" style:family="paragraph" style:parent-style-name="Standard">
      <style:text-properties fo:font-weight="bold" officeooo:rsid="000bac9d" officeooo:paragraph-rsid="000bac9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9ab56" officeooo:paragraph-rsid="0009ab5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ac9d" style:font-weight-asian="normal" style:font-weight-complex="normal"/>
    </style:style>
    <style:style style:name="T3" style:family="text">
      <style:text-properties fo:font-weight="normal" officeooo:rsid="000d40f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Notes:</text:p>
      <text:p text:style-name="P3"><text:span text:style-name="T2">1. </text:span><text:span text:style-name="T1">Repository és adatbázis tesztek téma. </text:span><text:span text:style-name="T3">OK</text:span></text:p>
      <text:p text:style-name="P4"><text:span text:style-name="T1">2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urces:</text:p>
      <text:p text:style-name="P1"><text:a xlink:type="simple" xlink:href="https://www.baeldung.com/spring-boot-testing" text:style-name="Internet_20_link" text:visited-style-name="Visited_20_Internet_20_Link">https://www.baeldung.com/spring-boot-testing</text:a></text:p>
      <text:p text:style-name="P1"><text:a xlink:type="simple" xlink:href="https://spring.io/guides/" text:style-name="Internet_20_link" text:visited-style-name="Visited_20_Internet_20_Link">https://spring.io/guides/</text:a></text:p>
      <text:p text:style-name="P1"><text:a xlink:type="simple" xlink:href="http://zetcode.com/springboot/datajpatest/" text:style-name="Internet_20_link" text:visited-style-name="Visited_20_Internet_20_Link">http://zetcode.com/springboot/datajpatest/</text:a></text:p>
      <text:p text:style-name="P1"><text:a xlink:type="simple" xlink:href="https://reflectoring.io/spring-boot-data-jpa-test/" text:style-name="Internet_20_link" text:visited-style-name="Visited_20_Internet_20_Link">https://reflectoring.io/spring-boot-data-jpa-test/</text:a></text:p>
      <text:p text:style-name="P1"><text:a xlink:type="simple" xlink:href="https://reflectoring.io/spring-boot-web-controller-test/" text:style-name="Internet_20_link" text:visited-style-name="Visited_20_Internet_20_Link">https://reflectoring.io/spring-boot-web-controller-test/</text:a></text:p>
      <text:p text:style-name="P1"><text:a xlink:type="simple" xlink:href="https://reflectoring.io/spring-boot-mock/" text:style-name="Internet_20_link" text:visited-style-name="Visited_20_Internet_20_Link">https://reflectoring.io/spring-boot-mock/</text:a></text:p>
      <text:p text:style-name="P1"><text:a xlink:type="simple" xlink:href="https://reflectoring.io/spring-boot-test/" text:style-name="Internet_20_link" text:visited-style-name="Visited_20_Internet_20_Link">https://reflectoring.io/spring-boot-test/</text:a></text:p>
      <text:p text:style-name="P1"><text:a xlink:type="simple" xlink:href="https://reflectoring.io/unit-testing-spring-boot/" text:style-name="Internet_20_link" text:visited-style-name="Visited_20_Internet_20_Link">https://reflectoring.io/unit-testing-spring-boot/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6:17:32.835543599</meta:creation-date>
    <dc:date>2020-12-08T18:51:14.479907093</dc:date>
    <meta:editing-duration>PT5H21M54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12" meta:word-count="18" meta:character-count="408" meta:non-whitespace-character-count="401"/>
  </office:meta>
</office:document-meta>
</file>